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339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1.42cm"/>
    </style:style>
    <style:style style:name="co13" style:family="table-column">
      <style:table-column-properties fo:break-before="auto" style:column-width="1.3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60"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text-align-source="fix" style:repeat-content="false" fo:border="0.002cm solid #000000"/>
      <style:paragraph-properties fo:text-align="end" fo:margin-left="0cm"/>
      <style:text-properties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 style:data-style-name="N60">
      <style:table-cell-properties fo:border="0.002cm solid #000000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="0.002cm solid #000000"/>
      <style:text-properties style:font-name="Liberation Sans" fo:font-weight="bold" style:font-name-asian="DejaVu Sans" style:font-weight-asian="bold" style:font-name-complex="DejaVu Sans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text-position="-33% 58%" style:font-name="Liberation Sans" style:font-name-asian="DejaVu Sans" style:font-name-complex="DejaVu Sans"/>
    </style:style>
    <style:style style:name="T4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8" table:default-cell-style-name="ce7"/>
        <table:table-column table:style-name="co9" table:default-cell-style-name="ce7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6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>
            <text:p>Poloha 1</text:p>
          </table:table-cell>
          <table:table-cell table:style-name="ce4" office:value-type="string">
            <text:p>Φ = </text:p>
          </table:table-cell>
          <table:table-cell table:style-name="ce5" table:formula="of:=0.9/10000" office:value-type="float" office:value="0.00009">
            <text:p>9,00E-005</text:p>
          </table:table-cell>
          <table:table-cell table:style-name="ce1" office:value-type="string">
            <text:p>Lm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2" office:value-type="string">
            <text:p>U<text:span text:style-name="T1">a</text:span> [V]</text:p>
          </table:table-cell>
          <table:table-cell table:style-name="ce2" office:value-type="string">
            <text:p>I<text:span text:style-name="T1">a</text:span> [μA]</text:p>
          </table:table-cell>
          <table:table-cell table:style-name="ce6" office:value-type="string">
            <text:p><text:span text:style-name="T2">I</text:span><text:span text:style-name="T3">12</text:span><text:span text:style-name="T2"> [μA]</text:span></text:p>
          </table:table-cell>
          <table:table-cell table:style-name="ce6" office:value-type="string">
            <text:p><text:span text:style-name="T2">I</text:span><text:span text:style-name="T3">10</text:span><text:span text:style-name="T2"> [μA]</text:span></text:p>
          </table:table-cell>
          <table:table-cell table:style-name="ce2" office:value-type="string">
            <text:p>σ</text:p>
          </table:table-cell>
          <table:table-cell table:style-name="ce2" office:value-type="string">
            <text:p>V= U<text:span text:style-name="T1">a</text:span> /14 [V]</text:p>
          </table:table-cell>
          <table:table-cell table:style-name="ce2" office:value-type="string">
            <text:p>ln (σ/V)</text:p>
          </table:table-cell>
          <table:table-cell table:style-name="ce2" office:value-type="string">
            <text:p>M =σ<text:span text:style-name="T4">n</text:span></text:p>
          </table:table-cell>
          <table:table-cell table:style-name="ce2" office:value-type="string">
            <text:p>S=I<text:span text:style-name="T1">a</text:span>/Φ [A/Lm]</text:p>
          </table:table-cell>
          <table:table-cell table:style-name="ce2" office:value-type="string">
            <text:p>I<text:span text:style-name="T1">f</text:span>=I<text:span text:style-name="T1">a</text:span>/M [A]</text:p>
          </table:table-cell>
          <table:table-cell table:style-name="ce2" office:value-type="string">
            <text:p>K=I<text:span text:style-name="T1">f</text:span> /Φ [A/lm]</text:p>
          </table:table-cell>
          <table:table-cell table:number-columns-repeated="4"/>
          <table:table-cell office:value-type="string">
            <text:p>Ua = 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formula="of:=SQRT([.D6]/[.E6])" office:value-type="float" office:value="2">
            <text:p>2</text:p>
          </table:table-cell>
          <table:table-cell table:formula="of:=[.B6]/14" office:value-type="float" office:value="29.5714285714286">
            <text:p>29,57</text:p>
          </table:table-cell>
          <table:table-cell table:formula="of:=LN ([.F6]/[.G6])" office:value-type="float" office:value="-2.69366146365011">
            <text:p>-2,69</text:p>
          </table:table-cell>
          <table:table-cell table:formula="of:=[.F6]^14" office:value-type="float" office:value="16384">
            <text:p>16384</text:p>
          </table:table-cell>
          <table:table-cell table:formula="of:=[.C6]/([.$D$3]*1000000)" office:value-type="float" office:value="0.111111111111111">
            <text:p>0,11</text:p>
          </table:table-cell>
          <table:table-cell table:formula="of:=([.C6]/1000000)/[.I6]" office:value-type="float" office:value="0.0000000006103515625">
            <text:p>6,10E-010</text:p>
          </table:table-cell>
          <table:table-cell table:formula="of:=[.K6]/[.$D$3]" office:value-type="float" office:value="0.00000678168402777778">
            <text:p>6,78E-006</text:p>
          </table:table-cell>
          <table:table-cell table:number-columns-repeated="7"/>
        </table:table-row>
        <table:table-row table:style-name="ro2">
          <table:table-cell/>
          <table:table-cell office:value-type="float" office:value="442">
            <text:p>442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 office:value-type="float" office:value="0.9">
            <text:p>0,9</text:p>
          </table:table-cell>
          <table:table-cell table:formula="of:=SQRT([.D7]/[.E7])" office:value-type="float" office:value="2.02758751009941">
            <text:p>2,03</text:p>
          </table:table-cell>
          <table:table-cell table:formula="of:=[.B7]/14" office:value-type="float" office:value="31.5714285714286">
            <text:p>31,57</text:p>
          </table:table-cell>
          <table:table-cell table:formula="of:=LN ([.F7]/[.G7])" office:value-type="float" office:value="-2.74540588480844">
            <text:p>-2,75</text:p>
          </table:table-cell>
          <table:table-cell table:formula="of:=[.F7]^14" office:value-type="float" office:value="19847.8972230429">
            <text:p>19847,9</text:p>
          </table:table-cell>
          <table:table-cell table:formula="of:=[.C7]/([.$D$3]*1000000)" office:value-type="float" office:value="0.222222222222222">
            <text:p>0,22</text:p>
          </table:table-cell>
          <table:table-cell table:formula="of:=([.C7]/1000000)/[.I7]" office:value-type="float" office:value="0.0000000010076634202227">
            <text:p>1,01E-009</text:p>
          </table:table-cell>
          <table:table-cell table:formula="of:=[.K7]/[.$D$3]" office:value-type="float" office:value="0.0000111962602246967">
            <text:p>1,12E-005</text:p>
          </table:table-cell>
          <table:table-cell table:number-columns-repeated="2"/>
          <table:table-cell table:style-name="ce2" office:value-type="string">
            <text:p>poloha</text:p>
          </table:table-cell>
          <table:table-cell table:style-name="ce9" office:value-type="string">
            <text:p>10 * Φ [mLm] </text:p>
          </table:table-cell>
          <table:table-cell table:style-name="ce6" office:value-type="string">
            <text:p><text:span text:style-name="T2">I</text:span><text:span text:style-name="T3">12</text:span><text:span text:style-name="T2"> [μA]</text:span></text:p>
          </table:table-cell>
          <table:table-cell table:style-name="ce6" office:value-type="string">
            <text:p><text:span text:style-name="T2">I</text:span><text:span text:style-name="T3">10</text:span><text:span text:style-name="T2"> [μA]</text:span></text:p>
          </table:table-cell>
          <table:table-cell table:style-name="ce2" office:value-type="string">
            <text:p>σ</text:p>
          </table:table-cell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30">
            <text:p>30</text:p>
          </table:table-cell>
          <table:table-cell office:value-type="float" office:value="5.5">
            <text:p>5,5</text:p>
          </table:table-cell>
          <table:table-cell office:value-type="float" office:value="1.2">
            <text:p>1,2</text:p>
          </table:table-cell>
          <table:table-cell table:formula="of:=SQRT([.D8]/[.E8])" office:value-type="float" office:value="2.14087209644419">
            <text:p>2,14</text:p>
          </table:table-cell>
          <table:table-cell table:formula="of:=[.B8]/14" office:value-type="float" office:value="32.8571428571429">
            <text:p>32,86</text:p>
          </table:table-cell>
          <table:table-cell table:formula="of:=LN ([.F8]/[.G8])" office:value-type="float" office:value="-2.73095589214565">
            <text:p>-2,73</text:p>
          </table:table-cell>
          <table:table-cell table:formula="of:=[.F8]^14" office:value-type="float" office:value="42488.3733015929">
            <text:p>42488,37</text:p>
          </table:table-cell>
          <table:table-cell table:formula="of:=[.C8]/([.$D$3]*1000000)" office:value-type="float" office:value="0.333333333333333">
            <text:p>0,33</text:p>
          </table:table-cell>
          <table:table-cell table:formula="of:=([.C8]/1000000)/[.I8]" office:value-type="float" office:value="0.000000000706075513577623">
            <text:p>7,06E-010</text:p>
          </table:table-cell>
          <table:table-cell table:formula="of:=[.K8]/[.$D$3]" office:value-type="float" office:value="0.00000784528348419582">
            <text:p>7,85E-006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0.9">
            <text:p>0,9</text:p>
          </table:table-cell>
          <table:table-cell table:style-name="ce3" office:value-type="float" office:value="8.9">
            <text:p>8,9</text:p>
          </table:table-cell>
          <table:table-cell table:style-name="ce3" office:value-type="float" office:value="1.9">
            <text:p>1,9</text:p>
          </table:table-cell>
          <table:table-cell table:style-name="ce10" table:formula="of:=SQRT([.Q8]/[.R8])" office:value-type="float" office:value="2.1643037047318">
            <text:p>2,16</text:p>
          </table:table-cell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40">
            <text:p>40</text:p>
          </table:table-cell>
          <table:table-cell office:value-type="float" office:value="7.2">
            <text:p>7,2</text:p>
          </table:table-cell>
          <table:table-cell office:value-type="float" office:value="1.5">
            <text:p>1,5</text:p>
          </table:table-cell>
          <table:table-cell table:formula="of:=SQRT([.D9]/[.E9])" office:value-type="float" office:value="2.19089023002066">
            <text:p>2,19</text:p>
          </table:table-cell>
          <table:table-cell table:formula="of:=[.B9]/14" office:value-type="float" office:value="33.7857142857143">
            <text:p>33,79</text:p>
          </table:table-cell>
          <table:table-cell table:formula="of:=LN ([.F9]/[.G9])" office:value-type="float" office:value="-2.73573009991975">
            <text:p>-2,74</text:p>
          </table:table-cell>
          <table:table-cell table:formula="of:=[.F9]^14" office:value-type="float" office:value="58706.8342271999">
            <text:p>58706,83</text:p>
          </table:table-cell>
          <table:table-cell table:formula="of:=[.C9]/([.$D$3]*1000000)" office:value-type="float" office:value="0.444444444444444">
            <text:p>0,44</text:p>
          </table:table-cell>
          <table:table-cell table:formula="of:=([.C9]/1000000)/[.I9]" office:value-type="float" office:value="0.000000000681351677816537">
            <text:p>6,81E-010</text:p>
          </table:table-cell>
          <table:table-cell table:formula="of:=[.K9]/[.$D$3]" office:value-type="float" office:value="0.00000757057419796153">
            <text:p>7,57E-006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style-name="ce3" office:value-type="float" office:value="0.68">
            <text:p>0,6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.7">
            <text:p>1,7</text:p>
          </table:table-cell>
          <table:table-cell table:style-name="ce10" table:formula="of:=SQRT([.Q9]/[.R9])" office:value-type="float" office:value="2.16930457818656">
            <text:p>2,17</text:p>
          </table:table-cell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.8">
            <text:p>1,8</text:p>
          </table:table-cell>
          <table:table-cell table:formula="of:=SQRT([.D10]/[.E10])" office:value-type="float" office:value="2.23606797749979">
            <text:p>2,24</text:p>
          </table:table-cell>
          <table:table-cell table:formula="of:=[.B10]/14" office:value-type="float" office:value="34.4285714285714">
            <text:p>34,43</text:p>
          </table:table-cell>
          <table:table-cell table:formula="of:=LN ([.F10]/[.G10])" office:value-type="float" office:value="-2.73416782821829">
            <text:p>-2,73</text:p>
          </table:table-cell>
          <table:table-cell table:formula="of:=[.F10]^14" office:value-type="float" office:value="78125.0000000001">
            <text:p>78125</text:p>
          </table:table-cell>
          <table:table-cell table:formula="of:=[.C10]/([.$D$3]*1000000)" office:value-type="float" office:value="0.555555555555556">
            <text:p>0,56</text:p>
          </table:table-cell>
          <table:table-cell table:formula="of:=([.C10]/1000000)/[.I10]" office:value-type="float" office:value="0.00000000064">
            <text:p>6,40E-010</text:p>
          </table:table-cell>
          <table:table-cell table:formula="of:=[.K10]/[.$D$3]" office:value-type="float" office:value="0.00000711111111111111">
            <text:p>7,11E-006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3" office:value-type="float" office:value="0.53">
            <text:p>0,53</text:p>
          </table:table-cell>
          <table:table-cell table:style-name="ce3" office:value-type="float" office:value="7.7">
            <text:p>7,7</text:p>
          </table:table-cell>
          <table:table-cell table:style-name="ce3" office:value-type="float" office:value="1.6">
            <text:p>1,6</text:p>
          </table:table-cell>
          <table:table-cell table:style-name="ce10" table:formula="of:=SQRT([.Q10]/[.R10])" office:value-type="float" office:value="2.19374109684803">
            <text:p>2,19</text:p>
          </table:table-cell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60">
            <text:p>60</text:p>
          </table:table-cell>
          <table:table-cell office:value-type="float" office:value="10.6">
            <text:p>10,6</text:p>
          </table:table-cell>
          <table:table-cell office:value-type="float" office:value="2.1">
            <text:p>2,1</text:p>
          </table:table-cell>
          <table:table-cell table:formula="of:=SQRT([.D11]/[.E11])" office:value-type="float" office:value="2.24669068801628">
            <text:p>2,25</text:p>
          </table:table-cell>
          <table:table-cell table:formula="of:=[.B11]/14" office:value-type="float" office:value="35.1428571428571">
            <text:p>35,14</text:p>
          </table:table-cell>
          <table:table-cell table:formula="of:=LN ([.F11]/[.G11])" office:value-type="float" office:value="-2.74996305868273">
            <text:p>-2,75</text:p>
          </table:table-cell>
          <table:table-cell table:formula="of:=[.F11]^14" office:value-type="float" office:value="83484.5275378031">
            <text:p>83484,53</text:p>
          </table:table-cell>
          <table:table-cell table:formula="of:=[.C11]/([.$D$3]*1000000)" office:value-type="float" office:value="0.666666666666667">
            <text:p>0,67</text:p>
          </table:table-cell>
          <table:table-cell table:formula="of:=([.C11]/1000000)/[.I11]" office:value-type="float" office:value="0.000000000718696047873435">
            <text:p>7,19E-010</text:p>
          </table:table-cell>
          <table:table-cell table:formula="of:=[.K11]/[.$D$3]" office:value-type="float" office:value="0.00000798551164303817">
            <text:p>7,99E-006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3" office:value-type="float" office:value="0.42">
            <text:p>0,42</text:p>
          </table:table-cell>
          <table:table-cell table:style-name="ce3" office:value-type="float" office:value="7.5">
            <text:p>7,5</text:p>
          </table:table-cell>
          <table:table-cell table:style-name="ce3" office:value-type="float" office:value="1.6">
            <text:p>1,6</text:p>
          </table:table-cell>
          <table:table-cell table:style-name="ce10" table:formula="of:=SQRT([.Q11]/[.R11])" office:value-type="float" office:value="2.1650635094611">
            <text:p>2,17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office:value-type="float" office:value="12.3">
            <text:p>12,3</text:p>
          </table:table-cell>
          <table:table-cell office:value-type="float" office:value="2.4">
            <text:p>2,4</text:p>
          </table:table-cell>
          <table:table-cell table:formula="of:=SQRT([.D12]/[.E12])" office:value-type="float" office:value="2.26384628453435">
            <text:p>2,26</text:p>
          </table:table-cell>
          <table:table-cell table:formula="of:=[.B12]/14" office:value-type="float" office:value="35.7142857142857">
            <text:p>35,71</text:p>
          </table:table-cell>
          <table:table-cell table:formula="of:=LN ([.F12]/[.G12])" office:value-type="float" office:value="-2.7584855062947">
            <text:p>-2,76</text:p>
          </table:table-cell>
          <table:table-cell table:formula="of:=[.F12]^14" office:value-type="float" office:value="92866.0745053292">
            <text:p>92866,07</text:p>
          </table:table-cell>
          <table:table-cell table:formula="of:=[.C12]/([.$D$3]*1000000)" office:value-type="float" office:value="0.788888888888889">
            <text:p>0,79</text:p>
          </table:table-cell>
          <table:table-cell table:formula="of:=([.C12]/1000000)/[.I12]" office:value-type="float" office:value="0.00000000076454184564381">
            <text:p>7,65E-010</text:p>
          </table:table-cell>
          <table:table-cell table:formula="of:=[.K12]/[.$D$3]" office:value-type="float" office:value="0.00000849490939604234">
            <text:p>8,49E-006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3" office:value-type="float" office:value="0.34">
            <text:p>0,3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.5">
            <text:p>1,5</text:p>
          </table:table-cell>
          <table:table-cell table:style-name="ce10" table:formula="of:=SQRT([.Q12]/[.R12])" office:value-type="float" office:value="2.16024689946929">
            <text:p>2,16</text:p>
          </table:table-cell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79">
            <text:p>79</text:p>
          </table:table-cell>
          <table:table-cell office:value-type="float" office:value="13.9">
            <text:p>13,9</text:p>
          </table:table-cell>
          <table:table-cell office:value-type="float" office:value="2.6">
            <text:p>2,6</text:p>
          </table:table-cell>
          <table:table-cell table:formula="of:=SQRT([.D13]/[.E13])" office:value-type="float" office:value="2.31217513310602">
            <text:p>2,31</text:p>
          </table:table-cell>
          <table:table-cell table:formula="of:=[.B13]/14" office:value-type="float" office:value="36.1428571428571">
            <text:p>36,14</text:p>
          </table:table-cell>
          <table:table-cell table:formula="of:=LN ([.F13]/[.G13])" office:value-type="float" office:value="-2.7492906421176">
            <text:p>-2,75</text:p>
          </table:table-cell>
          <table:table-cell table:formula="of:=[.F13]^14" office:value-type="float" office:value="124821.720939708">
            <text:p>124821,72</text:p>
          </table:table-cell>
          <table:table-cell table:formula="of:=[.C13]/([.$D$3]*1000000)" office:value-type="float" office:value="0.877777777777778">
            <text:p>0,88</text:p>
          </table:table-cell>
          <table:table-cell table:formula="of:=([.C13]/1000000)/[.I13]" office:value-type="float" office:value="0.000000000632902666340892">
            <text:p>6,33E-010</text:p>
          </table:table-cell>
          <table:table-cell table:formula="of:=[.K13]/[.$D$3]" office:value-type="float" office:value="0.00000703225184823213">
            <text:p>7,03E-00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3" office:value-type="float" office:value="0.26">
            <text:p>0,26</text:p>
          </table:table-cell>
          <table:table-cell table:style-name="ce3" office:value-type="float" office:value="6.7">
            <text:p>6,7</text:p>
          </table:table-cell>
          <table:table-cell table:style-name="ce3" office:value-type="float" office:value="1.4">
            <text:p>1,4</text:p>
          </table:table-cell>
          <table:table-cell table:style-name="ce10" table:formula="of:=SQRT([.Q13]/[.R13])" office:value-type="float" office:value="2.18762754730194">
            <text:p>2,19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90">
            <text:p>90</text:p>
          </table:table-cell>
          <table:table-cell office:value-type="float" office:value="15.7">
            <text:p>15,7</text:p>
          </table:table-cell>
          <table:table-cell office:value-type="float" office:value="2.9">
            <text:p>2,9</text:p>
          </table:table-cell>
          <table:table-cell table:formula="of:=SQRT([.D14]/[.E14])" office:value-type="float" office:value="2.32675591832239">
            <text:p>2,33</text:p>
          </table:table-cell>
          <table:table-cell table:formula="of:=[.B14]/14" office:value-type="float" office:value="36.5714285714286">
            <text:p>36,57</text:p>
          </table:table-cell>
          <table:table-cell table:formula="of:=LN ([.F14]/[.G14])" office:value-type="float" office:value="-2.75479230774333">
            <text:p>-2,75</text:p>
          </table:table-cell>
          <table:table-cell table:formula="of:=[.F14]^14" office:value-type="float" office:value="136304.935491668">
            <text:p>136304,94</text:p>
          </table:table-cell>
          <table:table-cell table:formula="of:=[.C14]/([.$D$3]*1000000)" office:value-type="float" office:value="1">
            <text:p>1</text:p>
          </table:table-cell>
          <table:table-cell table:formula="of:=([.C14]/1000000)/[.I14]" office:value-type="float" office:value="0.000000000660284234575657">
            <text:p>6,60E-010</text:p>
          </table:table-cell>
          <table:table-cell table:formula="of:=[.K14]/[.$D$3]" office:value-type="float" office:value="0.00000733649149528508">
            <text:p>7,34E-006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3" office:value-type="float" office:value="0.21">
            <text:p>0,21</text:p>
          </table:table-cell>
          <table:table-cell table:style-name="ce3" office:value-type="float" office:value="6.6">
            <text:p>6,6</text:p>
          </table:table-cell>
          <table:table-cell table:style-name="ce3" office:value-type="float" office:value="1.4">
            <text:p>1,4</text:p>
          </table:table-cell>
          <table:table-cell table:style-name="ce10" table:formula="of:=SQRT([.Q14]/[.R14])" office:value-type="float" office:value="2.17124059336724">
            <text:p>2,17</text:p>
          </table:table-cell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100">
            <text:p>100</text:p>
          </table:table-cell>
          <table:table-cell office:value-type="float" office:value="17.3">
            <text:p>17,3</text:p>
          </table:table-cell>
          <table:table-cell office:value-type="float" office:value="3.3">
            <text:p>3,3</text:p>
          </table:table-cell>
          <table:table-cell table:formula="of:=SQRT([.D15]/[.E15])" office:value-type="float" office:value="2.28963408483195">
            <text:p>2,29</text:p>
          </table:table-cell>
          <table:table-cell table:formula="of:=[.B15]/14" office:value-type="float" office:value="36.9285714285714">
            <text:p>36,93</text:p>
          </table:table-cell>
          <table:table-cell table:formula="of:=LN ([.F15]/[.G15])" office:value-type="float" office:value="-2.78059352837752">
            <text:p>-2,78</text:p>
          </table:table-cell>
          <table:table-cell table:formula="of:=[.F15]^14" office:value-type="float" office:value="108824.114690308">
            <text:p>108824,11</text:p>
          </table:table-cell>
          <table:table-cell table:formula="of:=[.C15]/([.$D$3]*1000000)" office:value-type="float" office:value="1.11111111111111">
            <text:p>1,11</text:p>
          </table:table-cell>
          <table:table-cell table:formula="of:=([.C15]/1000000)/[.I15]" office:value-type="float" office:value="0.000000000918913976783366">
            <text:p>9,19E-010</text:p>
          </table:table-cell>
          <table:table-cell table:formula="of:=[.K15]/[.$D$3]" office:value-type="float" office:value="0.000010210155297593">
            <text:p>1,02E-005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3" office:value-type="float" office:value="0.15">
            <text:p>0,15</text:p>
          </table:table-cell>
          <table:table-cell table:style-name="ce3" office:value-type="float" office:value="6.5">
            <text:p>6,5</text:p>
          </table:table-cell>
          <table:table-cell table:style-name="ce3" office:value-type="float" office:value="1.4">
            <text:p>1,4</text:p>
          </table:table-cell>
          <table:table-cell table:style-name="ce10" table:formula="of:=SQRT([.Q15]/[.R15])" office:value-type="float" office:value="2.15472901842834">
            <text:p>2,15</text:p>
          </table:table-cell>
        </table:table-row>
        <table:table-row table:style-name="ro1">
          <table:table-cell/>
          <table:table-cell table:style-name="Default" table:number-columns-repeated="10"/>
          <table:table-cell table:style-name="Default" table:formula="of:=AVERAGE([.L6:.L15])" office:value-type="float" office:value="0.00000815642327259336">
            <text:p>8,16E-006</text:p>
          </table:table-cell>
          <table:table-cell table:style-name="ce8" table:formula="of:=STDEV([.L6:.L15])" office:value-type="float" office:value="0.00000145146935857375">
            <text:p>1,45E-006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1" office:value-type="string">
            <text:p>Poloha 3</text:p>
          </table:table-cell>
          <table:table-cell table:style-name="ce4" office:value-type="string">
            <text:p>Φ = </text:p>
          </table:table-cell>
          <table:table-cell table:style-name="ce5" table:formula="of:=0.53/10000" office:value-type="float" office:value="0.000053">
            <text:p>5,30E-005</text:p>
          </table:table-cell>
          <table:table-cell table:style-name="ce1" office:value-type="string">
            <text:p>Lm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2" office:value-type="string">
            <text:p>U<text:span text:style-name="T1">a</text:span> [V]</text:p>
          </table:table-cell>
          <table:table-cell table:style-name="ce2" office:value-type="string">
            <text:p>I<text:span text:style-name="T1">a</text:span> [μA]</text:p>
          </table:table-cell>
          <table:table-cell table:style-name="ce6" office:value-type="string">
            <text:p><text:span text:style-name="T2">I</text:span><text:span text:style-name="T3">12</text:span><text:span text:style-name="T2"> [μA]</text:span></text:p>
          </table:table-cell>
          <table:table-cell table:style-name="ce6" office:value-type="string">
            <text:p><text:span text:style-name="T2">I</text:span><text:span text:style-name="T3">10</text:span><text:span text:style-name="T2"> [μA]</text:span></text:p>
          </table:table-cell>
          <table:table-cell table:style-name="ce2" office:value-type="string">
            <text:p>σ</text:p>
          </table:table-cell>
          <table:table-cell table:style-name="ce2" office:value-type="string">
            <text:p>V= U<text:span text:style-name="T1">a</text:span> /14 [V]</text:p>
          </table:table-cell>
          <table:table-cell table:style-name="ce2" office:value-type="string">
            <text:p>ln (σ/V)</text:p>
          </table:table-cell>
          <table:table-cell table:style-name="ce2" office:value-type="string">
            <text:p>M =σ<text:span text:style-name="T4">n</text:span></text:p>
          </table:table-cell>
          <table:table-cell table:style-name="ce2" office:value-type="string">
            <text:p>S=I<text:span text:style-name="T1">a</text:span>/Φ [A/Lm]</text:p>
          </table:table-cell>
          <table:table-cell table:style-name="ce2" office:value-type="string">
            <text:p>I<text:span text:style-name="T1">f</text:span>=I<text:span text:style-name="T1">a</text:span>/M [A]</text:p>
          </table:table-cell>
          <table:table-cell table:style-name="ce2" office:value-type="string">
            <text:p>K=I<text:span text:style-name="T1">f</text:span> /Φ [A/lm]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  <table:table-cell office:value-type="float" office:value="0.5">
            <text:p>0,5</text:p>
          </table:table-cell>
          <table:table-cell table:formula="of:=SQRT([.D21]/[.E21])" office:value-type="float" office:value="1.84390889145858">
            <text:p>1,84</text:p>
          </table:table-cell>
          <table:table-cell table:formula="of:=[.B21]/14" office:value-type="float" office:value="29.2857142857143">
            <text:p>29,29</text:p>
          </table:table-cell>
          <table:table-cell table:formula="of:=LN ([.F21]/[.G21])" office:value-type="float" office:value="-2.76521211427204">
            <text:p>-2,77</text:p>
          </table:table-cell>
          <table:table-cell table:formula="of:=[.F21]^14" office:value-type="float" office:value="5252.3350144">
            <text:p>5252,34</text:p>
          </table:table-cell>
          <table:table-cell table:formula="of:=[.C21]/([.$D$18]*1000000)" office:value-type="float" office:value="0.188679245283019">
            <text:p>0,19</text:p>
          </table:table-cell>
          <table:table-cell table:formula="of:=([.C21]/1000000)/[.I21]" office:value-type="float" office:value="0.00000000190391511062863">
            <text:p>1,90E-009</text:p>
          </table:table-cell>
          <table:table-cell table:formula="of:=[.K21]/[.$D$18]" office:value-type="float" office:value="0.0000359229266156345">
            <text:p>3,59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 office:value-type="float" office:value="0.9">
            <text:p>0,9</text:p>
          </table:table-cell>
          <table:table-cell table:formula="of:=SQRT([.D22]/[.E22])" office:value-type="float" office:value="1.97202659436654">
            <text:p>1,97</text:p>
          </table:table-cell>
          <table:table-cell table:formula="of:=[.B22]/14" office:value-type="float" office:value="31.7142857142857">
            <text:p>31,71</text:p>
          </table:table-cell>
          <table:table-cell table:formula="of:=LN ([.F22]/[.G22])" office:value-type="float" office:value="-2.77770549074037">
            <text:p>-2,78</text:p>
          </table:table-cell>
          <table:table-cell table:formula="of:=[.F22]^14" office:value-type="float" office:value="13451.7486680344">
            <text:p>13451,75</text:p>
          </table:table-cell>
          <table:table-cell table:formula="of:=[.C22]/([.$D$18]*1000000)" office:value-type="float" office:value="0.377358490566038">
            <text:p>0,38</text:p>
          </table:table-cell>
          <table:table-cell table:formula="of:=([.C22]/1000000)/[.I22]" office:value-type="float" office:value="0.00000000148679554558778">
            <text:p>1,49E-009</text:p>
          </table:table-cell>
          <table:table-cell table:formula="of:=[.K22]/[.$D$18]" office:value-type="float" office:value="0.0000280527461431657">
            <text:p>2,81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30">
            <text:p>30</text:p>
          </table:table-cell>
          <table:table-cell office:value-type="float" office:value="5.3">
            <text:p>5,3</text:p>
          </table:table-cell>
          <table:table-cell office:value-type="float" office:value="1.2">
            <text:p>1,2</text:p>
          </table:table-cell>
          <table:table-cell table:formula="of:=SQRT([.D23]/[.E23])" office:value-type="float" office:value="2.10158670215308">
            <text:p>2,1</text:p>
          </table:table-cell>
          <table:table-cell table:formula="of:=[.B23]/14" office:value-type="float" office:value="33.1428571428571">
            <text:p>33,14</text:p>
          </table:table-cell>
          <table:table-cell table:formula="of:=LN ([.F23]/[.G23])" office:value-type="float" office:value="-2.75813459072894">
            <text:p>-2,76</text:p>
          </table:table-cell>
          <table:table-cell table:formula="of:=[.F23]^14" office:value-type="float" office:value="32784.0319929433">
            <text:p>32784,03</text:p>
          </table:table-cell>
          <table:table-cell table:formula="of:=[.C23]/([.$D$18]*1000000)" office:value-type="float" office:value="0.566037735849057">
            <text:p>0,57</text:p>
          </table:table-cell>
          <table:table-cell table:formula="of:=([.C23]/1000000)/[.I23]" office:value-type="float" office:value="0.000000000915079634087029">
            <text:p>9,15E-010</text:p>
          </table:table-cell>
          <table:table-cell table:formula="of:=[.K23]/[.$D$18]" office:value-type="float" office:value="0.0000172656534733402">
            <text:p>1,73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40">
            <text:p>40</text:p>
          </table:table-cell>
          <table:table-cell office:value-type="float" office:value="7.1">
            <text:p>7,1</text:p>
          </table:table-cell>
          <table:table-cell office:value-type="float" office:value="1.5">
            <text:p>1,5</text:p>
          </table:table-cell>
          <table:table-cell table:formula="of:=SQRT([.D24]/[.E24])" office:value-type="float" office:value="2.17562251627743">
            <text:p>2,18</text:p>
          </table:table-cell>
          <table:table-cell table:formula="of:=[.B24]/14" office:value-type="float" office:value="34.2142857142857">
            <text:p>34,21</text:p>
          </table:table-cell>
          <table:table-cell table:formula="of:=LN ([.F24]/[.G24])" office:value-type="float" office:value="-2.7553284298261">
            <text:p>-2,76</text:p>
          </table:table-cell>
          <table:table-cell table:formula="of:=[.F24]^14" office:value-type="float" office:value="53231.6131812551">
            <text:p>53231,61</text:p>
          </table:table-cell>
          <table:table-cell table:formula="of:=[.C24]/([.$D$18]*1000000)" office:value-type="float" office:value="0.754716981132076">
            <text:p>0,75</text:p>
          </table:table-cell>
          <table:table-cell table:formula="of:=([.C24]/1000000)/[.I24]" office:value-type="float" office:value="0.00000000075143317306201">
            <text:p>7,51E-010</text:p>
          </table:table-cell>
          <table:table-cell table:formula="of:=[.K24]/[.$D$18]" office:value-type="float" office:value="0.0000141779843973964">
            <text:p>1,42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50">
            <text:p>50</text:p>
          </table:table-cell>
          <table:table-cell office:value-type="float" office:value="8.8">
            <text:p>8,8</text:p>
          </table:table-cell>
          <table:table-cell office:value-type="float" office:value="1.8">
            <text:p>1,8</text:p>
          </table:table-cell>
          <table:table-cell table:formula="of:=SQRT([.D25]/[.E25])" office:value-type="float" office:value="2.21108319357027">
            <text:p>2,21</text:p>
          </table:table-cell>
          <table:table-cell table:formula="of:=[.B25]/14" office:value-type="float" office:value="34.9285714285714">
            <text:p>34,93</text:p>
          </table:table-cell>
          <table:table-cell table:formula="of:=LN ([.F25]/[.G25])" office:value-type="float" office:value="-2.75982263156859">
            <text:p>-2,76</text:p>
          </table:table-cell>
          <table:table-cell table:formula="of:=[.F25]^14" office:value-type="float" office:value="66753.0585425079">
            <text:p>66753,06</text:p>
          </table:table-cell>
          <table:table-cell table:formula="of:=[.C25]/([.$D$18]*1000000)" office:value-type="float" office:value="0.943396226415094">
            <text:p>0,94</text:p>
          </table:table-cell>
          <table:table-cell table:formula="of:=([.C25]/1000000)/[.I25]" office:value-type="float" office:value="0.000000000749029349241883">
            <text:p>7,49E-010</text:p>
          </table:table-cell>
          <table:table-cell table:formula="of:=[.K25]/[.$D$18]" office:value-type="float" office:value="0.0000141326292309789">
            <text:p>1,41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60">
            <text:p>60</text:p>
          </table:table-cell>
          <table:table-cell office:value-type="float" office:value="10.5">
            <text:p>10,5</text:p>
          </table:table-cell>
          <table:table-cell office:value-type="float" office:value="2">
            <text:p>2</text:p>
          </table:table-cell>
          <table:table-cell table:formula="of:=SQRT([.D26]/[.E26])" office:value-type="float" office:value="2.29128784747792">
            <text:p>2,29</text:p>
          </table:table-cell>
          <table:table-cell table:formula="of:=[.B26]/14" office:value-type="float" office:value="35.6428571428571">
            <text:p>35,64</text:p>
          </table:table-cell>
          <table:table-cell table:formula="of:=LN ([.F26]/[.G26])" office:value-type="float" office:value="-2.74443472783449">
            <text:p>-2,74</text:p>
          </table:table-cell>
          <table:table-cell table:formula="of:=[.F26]^14" office:value-type="float" office:value="109929.720520019">
            <text:p>109929,72</text:p>
          </table:table-cell>
          <table:table-cell table:formula="of:=[.C26]/([.$D$18]*1000000)" office:value-type="float" office:value="1.13207547169811">
            <text:p>1,13</text:p>
          </table:table-cell>
          <table:table-cell table:formula="of:=([.C26]/1000000)/[.I26]" office:value-type="float" office:value="0.000000000545803261539934">
            <text:p>5,46E-010</text:p>
          </table:table-cell>
          <table:table-cell table:formula="of:=[.K26]/[.$D$18]" office:value-type="float" office:value="0.0000102981747460365">
            <text:p>1,03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70">
            <text:p>70</text:p>
          </table:table-cell>
          <table:table-cell office:value-type="float" office:value="12.1">
            <text:p>12,1</text:p>
          </table:table-cell>
          <table:table-cell office:value-type="float" office:value="2.3">
            <text:p>2,3</text:p>
          </table:table-cell>
          <table:table-cell table:formula="of:=SQRT([.D27]/[.E27])" office:value-type="float" office:value="2.29365855462782">
            <text:p>2,29</text:p>
          </table:table-cell>
          <table:table-cell table:formula="of:=[.B27]/14" office:value-type="float" office:value="36.2142857142857">
            <text:p>36,21</text:p>
          </table:table-cell>
          <table:table-cell table:formula="of:=LN ([.F27]/[.G27])" office:value-type="float" office:value="-2.75930550914213">
            <text:p>-2,76</text:p>
          </table:table-cell>
          <table:table-cell table:formula="of:=[.F27]^14" office:value-type="float" office:value="111532.834647321">
            <text:p>111532,83</text:p>
          </table:table-cell>
          <table:table-cell table:formula="of:=[.C27]/([.$D$18]*1000000)" office:value-type="float" office:value="1.32075471698113">
            <text:p>1,32</text:p>
          </table:table-cell>
          <table:table-cell table:formula="of:=([.C27]/1000000)/[.I27]" office:value-type="float" office:value="0.000000000627617868956238">
            <text:p>6,28E-010</text:p>
          </table:table-cell>
          <table:table-cell table:formula="of:=[.K27]/[.$D$18]" office:value-type="float" office:value="0.00001184184658408">
            <text:p>1,18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80">
            <text:p>80</text:p>
          </table:table-cell>
          <table:table-cell office:value-type="float" office:value="13.7">
            <text:p>13,7</text:p>
          </table:table-cell>
          <table:table-cell office:value-type="float" office:value="2.5">
            <text:p>2,5</text:p>
          </table:table-cell>
          <table:table-cell table:formula="of:=SQRT([.D28]/[.E28])" office:value-type="float" office:value="2.34093998214392">
            <text:p>2,34</text:p>
          </table:table-cell>
          <table:table-cell table:formula="of:=[.B28]/14" office:value-type="float" office:value="36.5714285714286">
            <text:p>36,57</text:p>
          </table:table-cell>
          <table:table-cell table:formula="of:=LN ([.F28]/[.G28])" office:value-type="float" office:value="-2.74871474494429">
            <text:p>-2,75</text:p>
          </table:table-cell>
          <table:table-cell table:formula="of:=[.F28]^14" office:value-type="float" office:value="148410.25434967">
            <text:p>148410,25</text:p>
          </table:table-cell>
          <table:table-cell table:formula="of:=[.C28]/([.$D$18]*1000000)" office:value-type="float" office:value="1.50943396226415">
            <text:p>1,51</text:p>
          </table:table-cell>
          <table:table-cell table:formula="of:=([.C28]/1000000)/[.I28]" office:value-type="float" office:value="0.000000000539046310179564">
            <text:p>5,39E-010</text:p>
          </table:table-cell>
          <table:table-cell table:formula="of:=[.K28]/[.$D$18]" office:value-type="float" office:value="0.0000101706850977276">
            <text:p>1,02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90">
            <text:p>90</text:p>
          </table:table-cell>
          <table:table-cell office:value-type="float" office:value="15.5">
            <text:p>15,5</text:p>
          </table:table-cell>
          <table:table-cell office:value-type="float" office:value="2.8">
            <text:p>2,8</text:p>
          </table:table-cell>
          <table:table-cell table:formula="of:=SQRT([.D29]/[.E29])" office:value-type="float" office:value="2.3528098702858">
            <text:p>2,35</text:p>
          </table:table-cell>
          <table:table-cell table:formula="of:=[.B29]/14" office:value-type="float" office:value="37.2142857142857">
            <text:p>37,21</text:p>
          </table:table-cell>
          <table:table-cell table:formula="of:=LN ([.F29]/[.G29])" office:value-type="float" office:value="-2.76108240876609">
            <text:p>-2,76</text:p>
          </table:table-cell>
          <table:table-cell table:formula="of:=[.F29]^14" office:value-type="float" office:value="159299.960383714">
            <text:p>159299,96</text:p>
          </table:table-cell>
          <table:table-cell table:formula="of:=[.C29]/([.$D$18]*1000000)" office:value-type="float" office:value="1.69811320754717">
            <text:p>1,7</text:p>
          </table:table-cell>
          <table:table-cell table:formula="of:=([.C29]/1000000)/[.I29]" office:value-type="float" office:value="0.000000000564971891915181">
            <text:p>5,65E-010</text:p>
          </table:table-cell>
          <table:table-cell table:formula="of:=[.K29]/[.$D$18]" office:value-type="float" office:value="0.0000106598470172676">
            <text:p>1,07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17.2">
            <text:p>17,2</text:p>
          </table:table-cell>
          <table:table-cell office:value-type="float" office:value="3.1">
            <text:p>3,1</text:p>
          </table:table-cell>
          <table:table-cell table:formula="of:=SQRT([.D30]/[.E30])" office:value-type="float" office:value="2.35550145335854">
            <text:p>2,36</text:p>
          </table:table-cell>
          <table:table-cell table:formula="of:=[.B30]/14" office:value-type="float" office:value="38.2857142857143">
            <text:p>38,29</text:p>
          </table:table-cell>
          <table:table-cell table:formula="of:=LN ([.F30]/[.G30])" office:value-type="float" office:value="-2.78832319529139">
            <text:p>-2,79</text:p>
          </table:table-cell>
          <table:table-cell table:formula="of:=[.F30]^14" office:value-type="float" office:value="161870.337235476">
            <text:p>161870,34</text:p>
          </table:table-cell>
          <table:table-cell table:formula="of:=[.C30]/([.$D$18]*1000000)" office:value-type="float" office:value="1.88679245283019">
            <text:p>1,89</text:p>
          </table:table-cell>
          <table:table-cell table:formula="of:=([.C30]/1000000)/[.I30]" office:value-type="float" office:value="0.000000000617778412696626">
            <text:p>6,18E-010</text:p>
          </table:table-cell>
          <table:table-cell table:formula="of:=[.K30]/[.$D$18]" office:value-type="float" office:value="0.0000116561964659741">
            <text:p>1,17E-00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0"/>
          <table:table-cell table:style-name="Default" table:formula="of:=AVERAGE([.L21:.L30])" office:value-type="float" office:value="0.0000164178689771601">
            <text:p>1,64E-005</text:p>
          </table:table-cell>
          <table:table-cell table:style-name="ce8" table:formula="of:=STDEV([.L21:.L30])" office:value-type="float" office:value="0.00000869241092480261">
            <text:p>8,69E-006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1" office:value-type="string">
            <text:p>Poloha 5</text:p>
          </table:table-cell>
          <table:table-cell table:style-name="ce4" office:value-type="string">
            <text:p>Φ = </text:p>
          </table:table-cell>
          <table:table-cell table:style-name="ce5" table:formula="of:=0.34/10000" office:value-type="float" office:value="0.000034">
            <text:p>3,40E-005</text:p>
          </table:table-cell>
          <table:table-cell table:style-name="ce1" office:value-type="string">
            <text:p>Lm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2" office:value-type="string">
            <text:p>U<text:span text:style-name="T1">a</text:span> [V]</text:p>
          </table:table-cell>
          <table:table-cell table:style-name="ce2" office:value-type="string">
            <text:p>I<text:span text:style-name="T1">a</text:span> [μA]</text:p>
          </table:table-cell>
          <table:table-cell table:style-name="ce6" office:value-type="string">
            <text:p><text:span text:style-name="T2">I</text:span><text:span text:style-name="T3">12</text:span><text:span text:style-name="T2"> [μA]</text:span></text:p>
          </table:table-cell>
          <table:table-cell table:style-name="ce6" office:value-type="string">
            <text:p><text:span text:style-name="T2">I</text:span><text:span text:style-name="T3">10</text:span><text:span text:style-name="T2"> [μA]</text:span></text:p>
          </table:table-cell>
          <table:table-cell table:style-name="ce2" office:value-type="string">
            <text:p>σ</text:p>
          </table:table-cell>
          <table:table-cell table:style-name="ce2" office:value-type="string">
            <text:p>V= U<text:span text:style-name="T1">a</text:span> /14 [V]</text:p>
          </table:table-cell>
          <table:table-cell table:style-name="ce2" office:value-type="string">
            <text:p>ln (σ/V)</text:p>
          </table:table-cell>
          <table:table-cell table:style-name="ce2" office:value-type="string">
            <text:p>M =σ<text:span text:style-name="T4">n</text:span></text:p>
          </table:table-cell>
          <table:table-cell table:style-name="ce2" office:value-type="string">
            <text:p>S=I<text:span text:style-name="T1">a</text:span>/Φ [A/Lm]</text:p>
          </table:table-cell>
          <table:table-cell table:style-name="ce2" office:value-type="string">
            <text:p>I<text:span text:style-name="T1">f</text:span>=I<text:span text:style-name="T1">a</text:span>/M [A]</text:p>
          </table:table-cell>
          <table:table-cell table:style-name="ce2" office:value-type="string">
            <text:p>K=I<text:span text:style-name="T1">f</text:span> /Φ [A/lm]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SQRT([.D36]/[.E36])" office:value-type="float" office:value="1.73205080756888">
            <text:p>1,73</text:p>
          </table:table-cell>
          <table:table-cell table:formula="of:=[.B36]/14" office:value-type="float" office:value="29.2857142857143">
            <text:p>29,29</text:p>
          </table:table-cell>
          <table:table-cell table:formula="of:=LN ([.F36]/[.G36])" office:value-type="float" office:value="-2.82779368574904">
            <text:p>-2,83</text:p>
          </table:table-cell>
          <table:table-cell table:formula="of:=[.F36]^14" office:value-type="float" office:value="2187">
            <text:p>2187</text:p>
          </table:table-cell>
          <table:table-cell table:formula="of:=[.C36]/([.$D$33]*1000000)" office:value-type="float" office:value="0.294117647058823">
            <text:p>0,29</text:p>
          </table:table-cell>
          <table:table-cell table:formula="of:=([.C36]/1000000)/[.I36]" office:value-type="float" office:value="0.00000000457247370827618">
            <text:p>4,57E-009</text:p>
          </table:table-cell>
          <table:table-cell table:formula="of:=[.K36]/[.$D$33]" office:value-type="float" office:value="0.000134484520831652">
            <text:p>1,34E-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 office:value-type="float" office:value="0.9">
            <text:p>0,9</text:p>
          </table:table-cell>
          <table:table-cell table:formula="of:=SQRT([.D37]/[.E37])" office:value-type="float" office:value="1.97202659436654">
            <text:p>1,97</text:p>
          </table:table-cell>
          <table:table-cell table:formula="of:=[.B37]/14" office:value-type="float" office:value="31.9285714285714">
            <text:p>31,93</text:p>
          </table:table-cell>
          <table:table-cell table:formula="of:=LN ([.F37]/[.G37])" office:value-type="float" office:value="-2.78443952292171">
            <text:p>-2,78</text:p>
          </table:table-cell>
          <table:table-cell table:formula="of:=[.F37]^14" office:value-type="float" office:value="13451.7486680344">
            <text:p>13451,75</text:p>
          </table:table-cell>
          <table:table-cell table:formula="of:=[.C37]/([.$D$33]*1000000)" office:value-type="float" office:value="0.588235294117647">
            <text:p>0,59</text:p>
          </table:table-cell>
          <table:table-cell table:formula="of:=([.C37]/1000000)/[.I37]" office:value-type="float" office:value="0.00000000148679554558778">
            <text:p>1,49E-009</text:p>
          </table:table-cell>
          <table:table-cell table:formula="of:=[.K37]/[.$D$33]" office:value-type="float" office:value="0.0000437292807525819">
            <text:p>4,37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30">
            <text:p>30</text:p>
          </table:table-cell>
          <table:table-cell office:value-type="float" office:value="5.3">
            <text:p>5,3</text:p>
          </table:table-cell>
          <table:table-cell office:value-type="float" office:value="1.2">
            <text:p>1,2</text:p>
          </table:table-cell>
          <table:table-cell table:formula="of:=SQRT([.D38]/[.E38])" office:value-type="float" office:value="2.10158670215308">
            <text:p>2,1</text:p>
          </table:table-cell>
          <table:table-cell table:formula="of:=[.B38]/14" office:value-type="float" office:value="33.4285714285714">
            <text:p>33,43</text:p>
          </table:table-cell>
          <table:table-cell table:formula="of:=LN ([.F38]/[.G38])" office:value-type="float" office:value="-2.76671833442033">
            <text:p>-2,77</text:p>
          </table:table-cell>
          <table:table-cell table:formula="of:=[.F38]^14" office:value-type="float" office:value="32784.0319929433">
            <text:p>32784,03</text:p>
          </table:table-cell>
          <table:table-cell table:formula="of:=[.C38]/([.$D$33]*1000000)" office:value-type="float" office:value="0.882352941176471">
            <text:p>0,88</text:p>
          </table:table-cell>
          <table:table-cell table:formula="of:=([.C38]/1000000)/[.I38]" office:value-type="float" office:value="0.000000000915079634087029">
            <text:p>9,15E-010</text:p>
          </table:table-cell>
          <table:table-cell table:formula="of:=[.K38]/[.$D$33]" office:value-type="float" office:value="0.0000269141068849126">
            <text:p>2,69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40">
            <text:p>40</text:p>
          </table:table-cell>
          <table:table-cell office:value-type="float" office:value="7.1">
            <text:p>7,1</text:p>
          </table:table-cell>
          <table:table-cell office:value-type="float" office:value="1.5">
            <text:p>1,5</text:p>
          </table:table-cell>
          <table:table-cell table:formula="of:=SQRT([.D39]/[.E39])" office:value-type="float" office:value="2.17562251627743">
            <text:p>2,18</text:p>
          </table:table-cell>
          <table:table-cell table:formula="of:=[.B39]/14" office:value-type="float" office:value="34.5">
            <text:p>34,5</text:p>
          </table:table-cell>
          <table:table-cell table:formula="of:=LN ([.F39]/[.G39])" office:value-type="float" office:value="-2.76364448606776">
            <text:p>-2,76</text:p>
          </table:table-cell>
          <table:table-cell table:formula="of:=[.F39]^14" office:value-type="float" office:value="53231.6131812551">
            <text:p>53231,61</text:p>
          </table:table-cell>
          <table:table-cell table:formula="of:=[.C39]/([.$D$33]*1000000)" office:value-type="float" office:value="1.17647058823529">
            <text:p>1,18</text:p>
          </table:table-cell>
          <table:table-cell table:formula="of:=([.C39]/1000000)/[.I39]" office:value-type="float" office:value="0.00000000075143317306201">
            <text:p>7,51E-010</text:p>
          </table:table-cell>
          <table:table-cell table:formula="of:=[.K39]/[.$D$33]" office:value-type="float" office:value="0.0000221009756782944">
            <text:p>2,21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50">
            <text:p>50</text:p>
          </table:table-cell>
          <table:table-cell office:value-type="float" office:value="8.6">
            <text:p>8,6</text:p>
          </table:table-cell>
          <table:table-cell office:value-type="float" office:value="1.7">
            <text:p>1,7</text:p>
          </table:table-cell>
          <table:table-cell table:formula="of:=SQRT([.D40]/[.E40])" office:value-type="float" office:value="2.24918285815355">
            <text:p>2,25</text:p>
          </table:table-cell>
          <table:table-cell table:formula="of:=[.B40]/14" office:value-type="float" office:value="35.2857142857143">
            <text:p>35,29</text:p>
          </table:table-cell>
          <table:table-cell table:formula="of:=LN ([.F40]/[.G40])" office:value-type="float" office:value="-2.75291121147402">
            <text:p>-2,75</text:p>
          </table:table-cell>
          <table:table-cell table:formula="of:=[.F40]^14" office:value-type="float" office:value="84790.4048802537">
            <text:p>84790,4</text:p>
          </table:table-cell>
          <table:table-cell table:formula="of:=[.C40]/([.$D$33]*1000000)" office:value-type="float" office:value="1.47058823529412">
            <text:p>1,47</text:p>
          </table:table-cell>
          <table:table-cell table:formula="of:=([.C40]/1000000)/[.I40]" office:value-type="float" office:value="0.000000000589689364859304">
            <text:p>5,90E-010</text:p>
          </table:table-cell>
          <table:table-cell table:formula="of:=[.K40]/[.$D$33]" office:value-type="float" office:value="0.000017343804848803">
            <text:p>1,73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60">
            <text:p>60</text:p>
          </table:table-cell>
          <table:table-cell office:value-type="float" office:value="10.4">
            <text:p>10,4</text:p>
          </table:table-cell>
          <table:table-cell office:value-type="float" office:value="2">
            <text:p>2</text:p>
          </table:table-cell>
          <table:table-cell table:formula="of:=SQRT([.D41]/[.E41])" office:value-type="float" office:value="2.28035085019828">
            <text:p>2,28</text:p>
          </table:table-cell>
          <table:table-cell table:formula="of:=[.B41]/14" office:value-type="float" office:value="36">
            <text:p>36</text:p>
          </table:table-cell>
          <table:table-cell table:formula="of:=LN ([.F41]/[.G41])" office:value-type="float" office:value="-2.75918962566242">
            <text:p>-2,76</text:p>
          </table:table-cell>
          <table:table-cell table:formula="of:=[.F41]^14" office:value-type="float" office:value="102807.1702528">
            <text:p>102807,17</text:p>
          </table:table-cell>
          <table:table-cell table:formula="of:=[.C41]/([.$D$33]*1000000)" office:value-type="float" office:value="1.76470588235294">
            <text:p>1,76</text:p>
          </table:table-cell>
          <table:table-cell table:formula="of:=([.C41]/1000000)/[.I41]" office:value-type="float" office:value="0.000000000583616880539184">
            <text:p>5,84E-010</text:p>
          </table:table-cell>
          <table:table-cell table:formula="of:=[.K41]/[.$D$33]" office:value-type="float" office:value="0.0000171652023687995">
            <text:p>1,72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70">
            <text:p>70</text:p>
          </table:table-cell>
          <table:table-cell office:value-type="float" office:value="12.1">
            <text:p>12,1</text:p>
          </table:table-cell>
          <table:table-cell office:value-type="float" office:value="2.2">
            <text:p>2,2</text:p>
          </table:table-cell>
          <table:table-cell table:formula="of:=SQRT([.D42]/[.E42])" office:value-type="float" office:value="2.34520787991171">
            <text:p>2,35</text:p>
          </table:table-cell>
          <table:table-cell table:formula="of:=[.B42]/14" office:value-type="float" office:value="36.5714285714286">
            <text:p>36,57</text:p>
          </table:table-cell>
          <table:table-cell table:formula="of:=LN ([.F42]/[.G42])" office:value-type="float" office:value="-2.74689324930504">
            <text:p>-2,75</text:p>
          </table:table-cell>
          <table:table-cell table:formula="of:=[.F42]^14" office:value-type="float" office:value="152243.5234375">
            <text:p>152243,52</text:p>
          </table:table-cell>
          <table:table-cell table:formula="of:=[.C42]/([.$D$33]*1000000)" office:value-type="float" office:value="2.05882352941176">
            <text:p>2,06</text:p>
          </table:table-cell>
          <table:table-cell table:formula="of:=([.C42]/1000000)/[.I42]" office:value-type="float" office:value="0.000000000459789673934714">
            <text:p>4,60E-010</text:p>
          </table:table-cell>
          <table:table-cell table:formula="of:=[.K42]/[.$D$33]" office:value-type="float" office:value="0.0000135232257039622">
            <text:p>1,35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80">
            <text:p>80</text:p>
          </table:table-cell>
          <table:table-cell office:value-type="float" office:value="13.8">
            <text:p>13,8</text:p>
          </table:table-cell>
          <table:table-cell office:value-type="float" office:value="2.5">
            <text:p>2,5</text:p>
          </table:table-cell>
          <table:table-cell table:formula="of:=SQRT([.D43]/[.E43])" office:value-type="float" office:value="2.34946802489415">
            <text:p>2,35</text:p>
          </table:table-cell>
          <table:table-cell table:formula="of:=[.B43]/14" office:value-type="float" office:value="37.2142857142857">
            <text:p>37,21</text:p>
          </table:table-cell>
          <table:table-cell table:formula="of:=LN ([.F43]/[.G43])" office:value-type="float" office:value="-2.76250378199361">
            <text:p>-2,76</text:p>
          </table:table-cell>
          <table:table-cell table:formula="of:=[.F43]^14" office:value-type="float" office:value="156161.346163735">
            <text:p>156161,35</text:p>
          </table:table-cell>
          <table:table-cell table:formula="of:=[.C43]/([.$D$33]*1000000)" office:value-type="float" office:value="2.35294117647059">
            <text:p>2,35</text:p>
          </table:table-cell>
          <table:table-cell table:formula="of:=([.C43]/1000000)/[.I43]" office:value-type="float" office:value="0.000000000512290665809963">
            <text:p>5,12E-010</text:p>
          </table:table-cell>
          <table:table-cell table:formula="of:=[.K43]/[.$D$33]" office:value-type="float" office:value="0.0000150673725238224">
            <text:p>1,51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90">
            <text:p>90</text:p>
          </table:table-cell>
          <table:table-cell office:value-type="float" office:value="15.3">
            <text:p>15,3</text:p>
          </table:table-cell>
          <table:table-cell office:value-type="float" office:value="2.7">
            <text:p>2,7</text:p>
          </table:table-cell>
          <table:table-cell table:formula="of:=SQRT([.D44]/[.E44])" office:value-type="float" office:value="2.38047614284762">
            <text:p>2,38</text:p>
          </table:table-cell>
          <table:table-cell table:formula="of:=[.B44]/14" office:value-type="float" office:value="37.5714285714286">
            <text:p>37,57</text:p>
          </table:table-cell>
          <table:table-cell table:formula="of:=LN ([.F44]/[.G44])" office:value-type="float" office:value="-2.7589433554284">
            <text:p>-2,76</text:p>
          </table:table-cell>
          <table:table-cell table:formula="of:=[.F44]^14" office:value-type="float" office:value="187626.279378144">
            <text:p>187626,28</text:p>
          </table:table-cell>
          <table:table-cell table:formula="of:=[.C44]/([.$D$33]*1000000)" office:value-type="float" office:value="2.64705882352941">
            <text:p>2,65</text:p>
          </table:table-cell>
          <table:table-cell table:formula="of:=([.C44]/1000000)/[.I44]" office:value-type="float" office:value="0.000000000479676942368042">
            <text:p>4,80E-010</text:p>
          </table:table-cell>
          <table:table-cell table:formula="of:=[.K44]/[.$D$33]" office:value-type="float" office:value="0.000014108145363766">
            <text:p>1,41E-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100">
            <text:p>100</text:p>
          </table:table-cell>
          <table:table-cell office:value-type="float" office:value="16.6">
            <text:p>16,6</text:p>
          </table:table-cell>
          <table:table-cell office:value-type="float" office:value="3">
            <text:p>3</text:p>
          </table:table-cell>
          <table:table-cell table:formula="of:=SQRT([.D45]/[.E45])" office:value-type="float" office:value="2.35230383525031">
            <text:p>2,35</text:p>
          </table:table-cell>
          <table:table-cell table:formula="of:=[.B45]/14" office:value-type="float" office:value="38.2142857142857">
            <text:p>38,21</text:p>
          </table:table-cell>
          <table:table-cell table:formula="of:=LN ([.F45]/[.G45])" office:value-type="float" office:value="-2.78781421393355">
            <text:p>-2,79</text:p>
          </table:table-cell>
          <table:table-cell table:formula="of:=[.F45]^14" office:value-type="float" office:value="158820.966011534">
            <text:p>158820,97</text:p>
          </table:table-cell>
          <table:table-cell table:formula="of:=[.C45]/([.$D$33]*1000000)" office:value-type="float" office:value="2.94117647058824">
            <text:p>2,94</text:p>
          </table:table-cell>
          <table:table-cell table:formula="of:=([.C45]/1000000)/[.I45]" office:value-type="float" office:value="0.000000000629639791970145">
            <text:p>6,30E-010</text:p>
          </table:table-cell>
          <table:table-cell table:formula="of:=[.K45]/[.$D$33]" office:value-type="float" office:value="0.0000185188174108866">
            <text:p>1,85E-00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0"/>
          <table:table-cell table:style-name="Default" table:formula="of:=AVERAGE([.L36:.L45])" office:value-type="float" office:value="0.0000322955452367481">
            <text:p>3,23E-005</text:p>
          </table:table-cell>
          <table:table-cell table:style-name="ce8" table:formula="of:=STDEV([.L36:.L45])" office:value-type="float" office:value="0.0000370112259899674">
            <text:p>3,70E-005</text:p>
          </table:table-cell>
          <table:table-cell table:number-columns-repeated="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.04.2010</text:date>, <text:time>13:34:0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9T09:50:07</meta:creation-date>
    <dc:date>2010-04-09T13:34:08</dc:date>
    <meta:editing-duration>PT03H34M37S</meta:editing-duration>
    <meta:editing-cycles>16</meta:editing-cycles>
    <meta:generator>OpenOffice.org/3.2$Linux OpenOffice.org_project/320m12$Build-9483</meta:generator>
    <meta:document-statistic meta:table-count="3" meta:cell-count="431" meta:object-count="0"/>
  </office:meta>
</office:document-meta>
</file>